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3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Nap gaz [V]</text:p>
          </table:table-cell>
          <table:table-cell office:value-type="string" calcext:value-type="string">
            <text:p>wzmocn </text:p>
          </table:table-cell>
          <table:table-cell office:value-type="string" calcext:value-type="string">
            <text:p>wzmoc</text:p>
          </table:table-cell>
          <table:table-cell office:value-type="string" calcext:value-type="string">
            <text:p>stosunek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office:value-type="float" office:value="2.1" calcext:value-type="float">
            <text:p>2,1</text:p>
          </table:table-cell>
          <table:table-cell table:formula="of:=[.B6]*(1+0.2*[.D6])" office:value-type="float" office:value="56.8" calcext:value-type="float">
            <text:p>56,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480" calcext:value-type="float">
            <text:p>1480</text:p>
          </table:table-cell>
          <table:table-cell office:value-type="float" office:value="4.9" calcext:value-type="float">
            <text:p>4,9</text:p>
          </table:table-cell>
          <table:table-cell table:formula="of:=[.B7]*(1+0.2*[.D7])" office:value-type="float" office:value="79.2" calcext:value-type="float">
            <text:p>79,2</text:p>
          </table:table-cell>
          <table:table-cell table:style-name="ce1" table:formula="of:=[.E7]/[.$E$6]" office:value-type="float" office:value="1.3943661971831" calcext:value-type="float">
            <text:p>1,3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1460" calcext:value-type="float">
            <text:p>1460</text:p>
          </table:table-cell>
          <table:table-cell office:value-type="float" office:value="6.1" calcext:value-type="float">
            <text:p>6,1</text:p>
          </table:table-cell>
          <table:table-cell table:formula="of:=[.B8]*(1+0.2*[.D8])" office:value-type="float" office:value="88.8" calcext:value-type="float">
            <text:p>88,8</text:p>
          </table:table-cell>
          <table:table-cell table:style-name="ce1" table:formula="of:=[.E8]/[.$E$6]" office:value-type="float" office:value="1.56338028169014" calcext:value-type="float">
            <text:p>1,56</text:p>
          </table:table-cell>
          <table:table-cell table:number-columns-repeated="2"/>
          <table:table-cell office:value-type="string" calcext:value-type="string">
            <text:p>żelazo</text:p>
          </table:table-cell>
          <table:table-cell table:number-columns-repeated="2"/>
          <table:table-cell office:value-type="string" calcext:value-type="string">
            <text:p>miedz</text:p>
          </table:table-cell>
          <table:table-cell table:number-columns-repeated="2"/>
          <table:table-cell office:value-type="string" calcext:value-type="string">
            <text:p>ołow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440" calcext:value-type="float">
            <text:p>1440</text:p>
          </table:table-cell>
          <table:table-cell office:value-type="float" office:value="8.9" calcext:value-type="float">
            <text:p>8,9</text:p>
          </table:table-cell>
          <table:table-cell table:formula="of:=[.B9]*(1+0.2*[.D9])" office:value-type="float" office:value="111.2" calcext:value-type="float">
            <text:p>111,2</text:p>
          </table:table-cell>
          <table:table-cell table:style-name="ce1" table:formula="of:=[.E9]/[.$E$6]" office:value-type="float" office:value="1.95774647887324" calcext:value-type="float">
            <text:p>1,96</text:p>
          </table:table-cell>
          <table:table-cell table:number-columns-repeated="1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float" office:value="5.4" calcext:value-type="float">
            <text:p>5,4</text:p>
          </table:table-cell>
          <table:table-cell table:formula="of:=[.B10]*(1+0.2*[.D10])" office:value-type="float" office:value="166.4" calcext:value-type="float">
            <text:p>166,4</text:p>
          </table:table-cell>
          <table:table-cell table:style-name="ce1" table:formula="of:=[.E10]/[.$E$6]" office:value-type="float" office:value="2.92957746478873" calcext:value-type="float">
            <text:p>2,93</text:p>
          </table:table-cell>
          <table:table-cell table:number-columns-repeated="2"/>
          <table:table-cell office:value-type="string" calcext:value-type="string">
            <text:p>Centeroid</text:p>
          </table:table-cell>
          <table:table-cell office:value-type="float" office:value="411.42" calcext:value-type="float">
            <text:p>411,42</text:p>
          </table:table-cell>
          <table:table-cell/>
          <table:table-cell office:value-type="string" calcext:value-type="string">
            <text:p>Centeroid</text:p>
          </table:table-cell>
          <table:table-cell office:value-type="float" office:value="516.59" calcext:value-type="float">
            <text:p>516,59</text:p>
          </table:table-cell>
          <table:table-cell/>
          <table:table-cell office:value-type="string" calcext:value-type="string">
            <text:p>Centeroid</text:p>
          </table:table-cell>
          <table:table-cell office:value-type="float" office:value="668.27" calcext:value-type="float">
            <text:p>668,27</text:p>
          </table:table-cell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1360" calcext:value-type="float">
            <text:p>1360</text:p>
          </table:table-cell>
          <table:table-cell office:value-type="float" office:value="3.8" calcext:value-type="float">
            <text:p>3,8</text:p>
          </table:table-cell>
          <table:table-cell table:formula="of:=[.B11]*(1+0.2*[.D11])" office:value-type="float" office:value="281.6" calcext:value-type="float">
            <text:p>281,6</text:p>
          </table:table-cell>
          <table:table-cell table:style-name="ce1" table:formula="of:=[.E11]/[.$E$6]" office:value-type="float" office:value="4.95774647887324" calcext:value-type="float">
            <text:p>4,96</text:p>
          </table:table-cell>
          <table:table-cell table:number-columns-repeated="2"/>
          <table:table-cell office:value-type="string" calcext:value-type="string">
            <text:p>Pole netto</text:p>
          </table:table-cell>
          <table:table-cell office:value-type="float" office:value="227140" calcext:value-type="float">
            <text:p>227140</text:p>
          </table:table-cell>
          <table:table-cell/>
          <table:table-cell office:value-type="string" calcext:value-type="string">
            <text:p>pole netoo</text:p>
          </table:table-cell>
          <table:table-cell office:value-type="float" office:value="271701" calcext:value-type="float">
            <text:p>271701</text:p>
          </table:table-cell>
          <table:table-cell/>
          <table:table-cell office:value-type="string" calcext:value-type="string">
            <text:p>pole netoo</text:p>
          </table:table-cell>
          <table:table-cell office:value-type="float" office:value="26325" calcext:value-type="float">
            <text:p>26325</text:p>
          </table:table-cell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1320" calcext:value-type="float">
            <text:p>1320</text:p>
          </table:table-cell>
          <table:table-cell office:value-type="float" office:value="7" calcext:value-type="float">
            <text:p>7</text:p>
          </table:table-cell>
          <table:table-cell table:formula="of:=[.B12]*(1+0.2*[.D12])" office:value-type="float" office:value="384" calcext:value-type="float">
            <text:p>384</text:p>
          </table:table-cell>
          <table:table-cell table:style-name="ce1" table:formula="of:=[.E12]/[.$E$6]" office:value-type="float" office:value="6.76056338028169" calcext:value-type="float">
            <text:p>6,7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100s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100s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table:formula="of:=[.B13]*(1+0.2*[.D13])" office:value-type="float" office:value="576" calcext:value-type="float">
            <text:p>576</text:p>
          </table:table-cell>
          <table:table-cell table:style-name="ce1" table:formula="of:=[.E13]/[.$E$6]" office:value-type="float" office:value="10.1408450704225" calcext:value-type="float">
            <text:p>10,1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table:formula="of:=[.B14]*(1+0.2*[.D14])" office:value-type="float" office:value="832" calcext:value-type="float">
            <text:p>832</text:p>
          </table:table-cell>
          <table:table-cell table:style-name="ce1" table:formula="of:=[.E14]/[.$E$6]" office:value-type="float" office:value="14.6478873239437" calcext:value-type="float">
            <text:p>14,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1220" calcext:value-type="float">
            <text:p>1220</text:p>
          </table:table-cell>
          <table:table-cell office:value-type="float" office:value="4.3" calcext:value-type="float">
            <text:p>4,3</text:p>
          </table:table-cell>
          <table:table-cell table:formula="of:=[.B15]*(1+0.2*[.D15])" office:value-type="float" office:value="1190.4" calcext:value-type="float">
            <text:p>1190,4</text:p>
          </table:table-cell>
          <table:table-cell table:style-name="ce1" table:formula="of:=[.E15]/[.$E$6]" office:value-type="float" office:value="20.9577464788732" calcext:value-type="float">
            <text:p>20,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200" calcext:value-type="float">
            <text:p>1200</text:p>
          </table:table-cell>
          <table:table-cell office:value-type="float" office:value="5.9" calcext:value-type="float">
            <text:p>5,9</text:p>
          </table:table-cell>
          <table:table-cell table:formula="of:=[.B16]*(1+0.2*[.D16])" office:value-type="float" office:value="1395.2" calcext:value-type="float">
            <text:p>1395,2</text:p>
          </table:table-cell>
          <table:table-cell table:style-name="ce1" table:formula="of:=[.E16]/[.$E$6]" office:value-type="float" office:value="24.5633802816901" calcext:value-type="float">
            <text:p>24,56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1"/>
          <table:table-cell table:number-columns-repeated="10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6"/>
          <table:table-cell>
            <draw:frame table:end-cell-address="Arkusz1.N41" table:end-x="1.104cm" table:end-y="0.409cm" draw:z-index="0" draw:style-name="gr1" draw:text-style-name="P1" svg:width="16.059cm" svg:height="9.033cm" svg:x="0.913cm" svg:y="0.352cm">
              <draw:object draw:notify-on-update-of-ranges="Arkusz1.D26:Arkusz1.D28 Arkusz1.D26:Arkusz1.D28 Arkusz1.E25:Arkusz1.E25 Arkusz1.E26:Arkusz1.E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Pole 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885" calcext:value-type="float">
            <text:p>86885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0192" calcext:value-type="float">
            <text:p>11019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19196" calcext:value-type="float">
            <text:p>11919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table:formula="of:=([.E29]-[.F45])/[.F44]" office:value-type="float" office:value="8.34875115633673" calcext:value-type="float">
            <text:p>8,35</text:p>
          </table:table-cell>
          <table:table-cell office:value-type="float" office:value="110323" calcext:value-type="float">
            <text:p>110323</text:p>
          </table:table-cell>
          <table:table-cell table:number-columns-repeated="11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3"/>
          <table:table-cell office:value-type="float" office:value="86885" calcext:value-type="float">
            <text:p>868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10192" calcext:value-type="float">
            <text:p>11019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19196" calcext:value-type="float">
            <text:p>11919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10323" calcext:value-type="float">
            <text:p>110323</text:p>
          </table:table-cell>
          <table:table-cell table:number-columns-repeated="12"/>
        </table:table-row>
        <table:table-row table:style-name="ro2" table:number-rows-repeated="8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3632.16" calcext:value-type="float">
            <text:p>3632,16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B</text:p>
          </table:table-cell>
          <table:table-cell office:value-type="float" office:value="79999" calcext:value-type="float">
            <text:p>79999</text:p>
          </table:table-cell>
          <table:table-cell table:number-columns-repeated="10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56.8" calcext:value-type="float">
            <text:p>56,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  <table:table-cell office:value-type="float" office:value="79.2" calcext:value-type="float">
            <text:p>79,2</text:p>
          </table:table-cell>
          <table:table-cell office:value-type="float" office:value="1.39" calcext:value-type="float">
            <text:p>1,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60" calcext:value-type="float">
            <text:p>1460</text:p>
          </table:table-cell>
          <table:table-cell office:value-type="float" office:value="88.8" calcext:value-type="float">
            <text:p>88,8</text:p>
          </table:table-cell>
          <table:table-cell office:value-type="float" office:value="1.56" calcext:value-type="float">
            <text:p>1,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111.2" calcext:value-type="float">
            <text:p>111,2</text:p>
          </table:table-cell>
          <table:table-cell office:value-type="float" office:value="1.96" calcext:value-type="float">
            <text:p>1,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166.4" calcext:value-type="float">
            <text:p>166,4</text:p>
          </table:table-cell>
          <table:table-cell office:value-type="float" office:value="2.93" calcext:value-type="float">
            <text:p>2,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60" calcext:value-type="float">
            <text:p>1360</text:p>
          </table:table-cell>
          <table:table-cell office:value-type="float" office:value="281.6" calcext:value-type="float">
            <text:p>281,6</text:p>
          </table:table-cell>
          <table:table-cell office:value-type="float" office:value="4.96" calcext:value-type="float">
            <text:p>4,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20" calcext:value-type="float">
            <text:p>1320</text:p>
          </table:table-cell>
          <table:table-cell office:value-type="float" office:value="384" calcext:value-type="float">
            <text:p>384</text:p>
          </table:table-cell>
          <table:table-cell office:value-type="float" office:value="6.76" calcext:value-type="float">
            <text:p>6,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576" calcext:value-type="float">
            <text:p>576</text:p>
          </table:table-cell>
          <table:table-cell office:value-type="float" office:value="10.14" calcext:value-type="float">
            <text:p>10,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40" calcext:value-type="float">
            <text:p>1240</text:p>
          </table:table-cell>
          <table:table-cell office:value-type="float" office:value="832" calcext:value-type="float">
            <text:p>832</text:p>
          </table:table-cell>
          <table:table-cell office:value-type="float" office:value="14.65" calcext:value-type="float">
            <text:p>14,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20" calcext:value-type="float">
            <text:p>1220</text:p>
          </table:table-cell>
          <table:table-cell office:value-type="float" office:value="1190.4" calcext:value-type="float">
            <text:p>1190,4</text:p>
          </table:table-cell>
          <table:table-cell office:value-type="float" office:value="20.96" calcext:value-type="float">
            <text:p>20,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1395.2" calcext:value-type="float">
            <text:p>1395,2</text:p>
          </table:table-cell>
          <table:table-cell office:value-type="float" office:value="24.56" calcext:value-type="float">
            <text:p>24,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.00.0000</text:date>, <text:time style:data-style-name="N2" text:time-value="15:52:00.3353439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5-06T14:21:44</meta:creation-date>
    <meta:generator>LibreOffice/4.2.8.2$Linux_X86_64 LibreOffice_project/420m0$Build-2</meta:generator>
    <dc:date>2015-05-11T16:13:37.415376891</dc:date>
    <meta:editing-duration>PT2H9M34S</meta:editing-duration>
    <meta:editing-cycles>9</meta:editing-cycles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883cm" svg:y="3.952cm" style:legend-expansion="high" chart:style-name="ch2"/>
        <chart:plot-area chart:style-name="ch3" table:cell-range-address="Arkusz1.D25:Arkusz1.E28" chart:data-source-has-labels="both" svg:x="0.32cm" svg:y="0.18cm" svg:width="12.243cm" svg:height="8.64cm">
          <chartooo:coordinate-region svg:x="1.682cm" svg:y="0.379cm" svg:width="10.694cm" svg:height="7.794cm"/>
          <chart:axis chart:dimension="x" chart:name="primary-x" chart:style-name="ch4" chartooo:axis-type="auto">
            <chart:categories table:cell-range-address="Arkusz1.D26:Arkusz1.D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E26:Arkusz1.E28" chart:label-cell-address="Arkusz1.E25:Arkusz1.E25" chart:class="chart:scatter">
            <chart:domain table:cell-range-address="Arkusz1.D26:Arkusz1.D28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%</text:p>
                <draw:g>
                  <svg:desc>Arkusz1.E25:Arkusz1.E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D26:Arkusz1.D28</svg:desc>
                </draw:g>
              </table:table-cell>
              <table:table-cell office:value-type="float" office:value="2">
                <text:p>2</text:p>
                <draw:g>
                  <svg:desc>Arkusz1.D26:Arkusz1.D28</svg:desc>
                </draw:g>
              </table:table-cell>
              <table:table-cell office:value-type="float" office:value="86885">
                <text:p>86885</text:p>
                <draw:g>
                  <svg:desc>Arkusz1.E26:Arkusz1.E2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0192">
                <text:p>1101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9196">
                <text:p>119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